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Analyzer.setDefaul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Analyzer.setIndexingConfig( IndexingConfiguration indexing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Analyzer.tokenStream( String fieldName , 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